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aruch Haszem</text:span><text:span text:style-name="T1"><text:line-break/></text:span><text:span text:style-name="T1">Hamaszijah Jeszua</text:span><text:span text:style-name="T1"><text:line-break/></text:span><text:span text:style-name="T1">Baruch haszem Adona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sławiaj Imię</text:span><text:span text:style-name="T1"><text:line-break/></text:span><text:span text:style-name="T1">Mesjasza – Jezusa</text:span><text:span text:style-name="T1"><text:line-break/></text:span><text:span text:style-name="T1">Wysławiaj Imię Pana </text:span><text:span text:style-name="T1"><text:line-break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19T16:40:16</meta:creation-date>
    <dc:creator>Ziomal Mistrz</dc:creator>
    <dc:date>2013-04-20T23:40:33.59</dc:date>
    <dc:language>pl-PL</dc:language>
    <meta:editing-cycles>10</meta:editing-cycles>
    <meta:editing-duration>PT4M2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